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aefd8" officeooo:paragraph-rsid="000aefd8"/>
    </style:style>
    <style:style style:name="P2" style:family="paragraph" style:parent-style-name="Text_20_body">
      <style:text-properties officeooo:rsid="000eb35d" officeooo:paragraph-rsid="000eb35d"/>
    </style:style>
    <style:style style:name="P3" style:family="paragraph" style:parent-style-name="Text_20_body">
      <style:text-properties officeooo:rsid="00123d7d" officeooo:paragraph-rsid="001265b9"/>
    </style:style>
    <style:style style:name="P4" style:family="paragraph" style:parent-style-name="Text_20_body">
      <style:text-properties officeooo:rsid="0018648b" officeooo:paragraph-rsid="0018648b"/>
    </style:style>
    <style:style style:name="P5" style:family="paragraph" style:parent-style-name="Text_20_body">
      <style:text-properties officeooo:rsid="00192dfe" officeooo:paragraph-rsid="00192dfe"/>
    </style:style>
    <style:style style:name="P6" style:family="paragraph" style:parent-style-name="Text_20_body">
      <style:text-properties officeooo:rsid="001b3e13" officeooo:paragraph-rsid="001b3e13"/>
    </style:style>
    <style:style style:name="P7" style:family="paragraph" style:parent-style-name="Text_20_body">
      <style:text-properties officeooo:rsid="0024df5d" officeooo:paragraph-rsid="0024df5d"/>
    </style:style>
    <style:style style:name="P8" style:family="paragraph" style:parent-style-name="Text_20_body">
      <style:text-properties officeooo:rsid="0028b0ba" officeooo:paragraph-rsid="0028b0ba"/>
    </style:style>
    <style:style style:name="P9" style:family="paragraph" style:parent-style-name="Text_20_body">
      <style:text-properties officeooo:rsid="002b690d" officeooo:paragraph-rsid="002b690d"/>
    </style:style>
    <style:style style:name="P10" style:family="paragraph" style:parent-style-name="Text_20_body">
      <style:text-properties officeooo:rsid="002db2db" officeooo:paragraph-rsid="002db2db"/>
    </style:style>
    <style:style style:name="P11" style:family="paragraph" style:parent-style-name="Text_20_body">
      <style:text-properties officeooo:rsid="00302cc1" officeooo:paragraph-rsid="00302cc1"/>
    </style:style>
    <style:style style:name="P12" style:family="paragraph" style:parent-style-name="Text_20_body">
      <style:text-properties officeooo:rsid="00303499" officeooo:paragraph-rsid="00303499"/>
    </style:style>
    <style:style style:name="P13" style:family="paragraph" style:parent-style-name="Text_20_body">
      <style:text-properties officeooo:rsid="0035cc60" officeooo:paragraph-rsid="0035cc60"/>
    </style:style>
    <style:style style:name="P14" style:family="paragraph" style:parent-style-name="Text_20_body">
      <style:text-properties officeooo:rsid="003f13ca" officeooo:paragraph-rsid="003f13ca"/>
    </style:style>
    <style:style style:name="P15" style:family="paragraph" style:parent-style-name="Heading_20_1">
      <style:text-properties officeooo:rsid="000aefd8" officeooo:paragraph-rsid="000aefd8"/>
    </style:style>
    <style:style style:name="P16" style:family="paragraph" style:parent-style-name="Heading_20_1">
      <style:text-properties officeooo:rsid="003d9c0a" officeooo:paragraph-rsid="003d9c0a"/>
    </style:style>
    <style:style style:name="P17" style:family="paragraph" style:parent-style-name="Heading_20_2">
      <style:text-properties officeooo:paragraph-rsid="000eb35d"/>
    </style:style>
    <style:style style:name="P18" style:family="paragraph" style:parent-style-name="Heading_20_2">
      <style:text-properties officeooo:rsid="00285808" officeooo:paragraph-rsid="00285808"/>
    </style:style>
    <style:style style:name="T1" style:family="text">
      <style:text-properties officeooo:rsid="000bd798"/>
    </style:style>
    <style:style style:name="T2" style:family="text">
      <style:text-properties officeooo:rsid="000eb35d"/>
    </style:style>
    <style:style style:name="T3" style:family="text">
      <style:text-properties officeooo:rsid="00102cde"/>
    </style:style>
    <style:style style:name="T4" style:family="text">
      <style:text-properties officeooo:rsid="0011db21"/>
    </style:style>
    <style:style style:name="T5" style:family="text">
      <style:text-properties officeooo:rsid="001265b9"/>
    </style:style>
    <style:style style:name="T6" style:family="text">
      <style:text-properties officeooo:rsid="00153628"/>
    </style:style>
    <style:style style:name="T7" style:family="text">
      <style:text-properties officeooo:rsid="00192dfe"/>
    </style:style>
    <style:style style:name="T8" style:family="text">
      <style:text-properties officeooo:rsid="001a3d37"/>
    </style:style>
    <style:style style:name="T9" style:family="text">
      <style:text-properties officeooo:rsid="001c24b9"/>
    </style:style>
    <style:style style:name="T10" style:family="text">
      <style:text-properties officeooo:rsid="001f7903"/>
    </style:style>
    <style:style style:name="T11" style:family="text">
      <style:text-properties officeooo:rsid="002a281a"/>
    </style:style>
    <style:style style:name="T12" style:family="text">
      <style:text-properties officeooo:rsid="002c4e7b"/>
    </style:style>
    <style:style style:name="T13" style:family="text">
      <style:text-properties officeooo:rsid="002e4cab"/>
    </style:style>
    <style:style style:name="T14" style:family="text">
      <style:text-properties officeooo:rsid="003909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Code Design:</text:h>
      <text:p text:style-name="P1">The following two files are modified for this assignment: find_block.cpp, example_block_grabber.cpp. The find_block.cpp is responsible for doing conversion of object to camera transformation and camera to robot transformation. <text:span text:style-name="T1">Furthermore, find_block.cpp is also responsible for providing block in world position via ros publisher. The example_block_grabber.cpp will be responsible to send command to robotics arm. It is also responsible for doing conversion for gripper with respect to object.</text:span></text:p>
      <text:h text:style-name="P17" text:outline-level="2"><text:span text:style-name="T2">Find_block.cpp:</text:span></text:h>
      <text:p text:style-name="P2">Before making changes to Find_block.cpp file, we are able to find out the center point of the camera cmos with respect to the world by moving block around. We observed that camera center is located at: [0.5435, 0.3191]. Once camera center is found, we use another <text:span text:style-name="T4">per-tested</text:span> data set to find camera’s scale factor. <text:span text:style-name="T3">By using the difference of two points and normalize them with square and square root, we are able to find the camera scale factor to be around 0.003 (3mm/pix). Once we have find the camera scale factor, we are able to calculated the corrected camera position by using the distance of object to center and times the scale factor.</text:span></text:p>
      <text:p text:style-name="P3">Once we have find normalized distance to the camera we constructed 3 transform matrixes for calculation. <text:span text:style-name="T5">All the transformation matrix are 4*4, with a 3*3 for representing rotation and last column representing the position of the object. Since we don’t have any Z component we need to worry about, therefore, they are all pre-populated with 0.</text:span></text:p>
      <text:p text:style-name="P3">Object to camera transform matrix, as its name is used for converting object frame to camera frame. <text:s/><text:span text:style-name="T6">To find the rotation of the object, we choose the method of collecting the points for the object, and then use linear regression line fitting method to find the “slope” of this block. This method is more efficient because it will also work under partial occlusion since we will be looking for a line fit to a large amount of point sets.</text:span></text:p>
      <text:p text:style-name="P4">Once slope is found, we can find the object rotation by using atan function. Once the object rotation is found, we can populate the rotation matrix. <text:span text:style-name="T7">With that, we have fully populated object to camera matrix.</text:span></text:p>
      <text:p text:style-name="P5">Furthermore, from experiment <text:span text:style-name="T8">we noticed that camera is rotated 0.2 rad. Therefore, for populating camera to matrix, we can populate the rotation matrix with 0.2, and populate the last column with camera centroid.</text:span></text:p>
      <text:p text:style-name="P6">Once the two transform matrix are populated, we can calculate the final matrix by multiplying camera to robot transformation with object to camera transformation. To interpret the final matrix, <text:span text:style-name="T9">its</text:span> last column first and second position are the final robot <text:span text:style-name="T10">x and y coordinate. Since we will not use z coordinate, value are ditched. To find the robot’s final rotation, we used -acos(0,0) value, and this should give us the rotation degree.</text:span></text:p>
      <text:p text:style-name="P7">Once all values are obtained, the values are published via publisher.</text:p>
      <text:h text:style-name="P18" text:outline-level="2"><text:soft-page-break/>Example_block_grabber.cpp</text:h>
      <text:p text:style-name="P8">In the file example block grabber, we added subscriber module so that we can obtain block position from find_block.cpp. <text:span text:style-name="T11">Furthermore, user I/O are added so that user can specify where the object needs to be delivered.</text:span></text:p>
      <text:p text:style-name="P9">Another set of three transformation matrix are constructed to calculate the tool_af<text:span text:style-name="T12">fine. We need to find the transformation of gripper to the object, the transformation of object to the robot, therefore we can define the transformation of gripper to robot.</text:span></text:p>
      <text:p text:style-name="P10">To populate gripper to object, we manually specify a set of value for the robot to point its tool flange down. <text:span text:style-name="T13">To populate the matrix for object to robot, we use the good old quaternion to orientation matrix transformation. </text:span></text:p>
      <text:p text:style-name="P11">After the two necessary matrix are populated, the final gripper to robot transformation is calculated by multiplying object to robot matrix to gripper to object matrix.</text:p>
      <text:p text:style-name="P12">Once final matrix is calculated, it is transferred back to the tool_affine matrix.</text:p>
      <text:p text:style-name="P13">Finally, I modified the algorithm of grabbing block. <text:span text:style-name="T14">Every time, the gripper will be asked to move to hover above the block at 0.1 height, enable vacuum gripper, and then descend to contact the object. The robot then will raise itself, and move to destination, and lower the arm to 0.1 height. It will disable the vacuum gripper to “drop” the object as a demonstration.</text:span></text:p>
      <text:h text:style-name="P16" text:outline-level="1">Observations:</text:h>
      <text:p text:style-name="P14">1. The robot transformation of irb140 is not as stable as the ones for irb120. During experiment, I have multiple encounter where the robot will not find an optimal path to get to the homing point, where I have also verified that homing point is a valid po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0T10:37:40.061219649</meta:creation-date>
    <dc:date>2018-11-20T11:15:47.484217568</dc:date>
    <meta:editing-duration>PT37M53S</meta:editing-duration>
    <meta:editing-cycles>38</meta:editing-cycles>
    <meta:generator>LibreOffice/5.1.6.2$Linux_X86_64 LibreOffice_project/10m0$Build-2</meta:generator>
    <meta:document-statistic meta:table-count="0" meta:image-count="0" meta:object-count="0" meta:page-count="2" meta:paragraph-count="19" meta:word-count="738" meta:character-count="4483" meta:non-whitespace-character-count="3762"/>
  </office:meta>
</office:document-meta>
</file>